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siness Bar</text:p>
      <text:p text:style-name="Standard"/>
      <text:p text:style-name="Standard">An array of products made of structs that include the name of the product and the price.</text:p>
      <text:p text:style-name="Standard"/>
      <text:p text:style-name="Standard">An array of customers</text:p>
      <text:p text:style-name="Standard"/>
      <text:p text:style-name="Standard"/>
      <text:p text:style-name="Standard">Business Comics</text:p>
      <text:p text:style-name="Standard"/>
      <text:p text:style-name="Standard">Same two arrays</text:p>
      <text:p text:style-name="Standard"/>
      <text:p text:style-name="Standard"/>
      <text:p text:style-name="Standard">Main</text:p>
      <text:p text:style-name="Standard"/>
      <text:p text:style-name="Standard">Customer array that is a struct which includes their name and the amount of money they have.</text:p>
      <text:list xml:id="list9035763722239109204" text:style-name="L1">
        <text:list-item>
          <text:p text:style-name="P1">The customers choose one business</text:p>
        </text:list-item>
        <text:list-item>
          <text:p text:style-name="P1">They have a hapiness level.</text:p>
        </text:list-item>
        <text:list-item>
          <text:p text:style-name="P1">Money and Hapiness are randomly generated</text:p>
        </text:list-item>
        <text:list-item>
          <text:p text:style-name="P1">Name and inclination have to be passed into the constructor.</text:p>
          <text:list>
            <text:list-item>
              <text:p text:style-name="P1">Customers are copied into the business and back into int main when done.</text:p>
            </text:list-item>
          </text:list>
        </text:list-item>
        <text:list-item>
          <text:p text:style-name="P1">When make a purchase is used it uses a customer function that decides whether to buy it or not based on how full their pockets are and if they can afford it. If they cant buy it their happiness goes down.</text:p>
        </text:list-item>
      </text:list>
      <text:p text:style-name="Standard"/>
      <text:p text:style-name="Standard">When customers are copied back into the array at the end then the customers are swapped.(Shuffled)</text:p>
      <text:p text:style-name="Standard">Int arr[20]</text:p>
      <text:p text:style-name="Standard"/>
      <text:p text:style-name="Standard">int temp = arr[2];</text:p>
      <text:p text:style-name="Standard">arr[2] = arr[3];</text:p>
      <text:p text:style-name="Standard">arr[3] = temp;</text:p>
      <text:p text:style-name="Standard"/>
      <text:p text:style-name="Standard">Thenn if two people shopped at the same store one patron can steal from the other which can fail if they have nothing or you cant fit the item in your pockets.</text:p>
      <text:p text:style-name="Standard"/>
      <text:p text:style-name="Standard">If happiness drops below a minimum, they are removed from the array so they dont participate in buying anymore. </text:p>
      <text:p text:style-name="Standard"/>
      <text:p text:style-name="Standard">To remove the end of an array:</text:p>
      <text:p text:style-name="Standard">num stuff = 3;</text:p>
      <text:p text:style-name="Standard">num stuff--;</text:p>
      <text:p text:style-name="Standard"/>
      <text:p text:style-name="Standard">If its not at the end then you switch the thing to the end and then do the same thing.</text:p>
      <text:p text:style-name="Standard"/>
      <text:p text:style-name="Standard">Whole process repeats.</text:p>
      <text:p text:style-name="Standard"/>
      <text:list xml:id="list6109749803425973805" text:style-name="L2">
        <text:list-item>
          <text:p text:style-name="P2">Customer picks store</text:p>
        </text:list-item>
        <text:list-item>
          <text:p text:style-name="P2">Buy something if they can.</text:p>
        </text:list-item>
        <text:list-item>
          <text:p text:style-name="P2">Shuffled in int main()</text:p>
        </text:list-item>
        <text:list-item>
          <text:p text:style-name="P2"><text:soft-page-break/>each customer chooses a random person to fight.</text:p>
        </text:list-item>
        <text:list-item>
          <text:p text:style-name="P2">Happiness is calculated for each person</text:p>
        </text:list-item>
        <text:list-item>
          <text:p text:style-name="P2">Person under the set low for happiness is removed</text:p>
        </text:list-item>
        <text:list-item>
          <text:p text:style-name="P2">Hapiness is calculated at the end.</text:p>
        </text:list-item>
        <text:list-item>
          <text:p text:style-name="P2">Keeps repeating until one person wins up to step 4.</text:p>
        </text:list-item>
      </text:list>
      <text:p text:style-name="Standard"/>
      <text:p text:style-name="Standard">try.github.io</text:p>
      <text:p text:style-name="Standard"/>
      <text:p text:style-name="Standard">bitbucket.or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Hembrock</meta:initial-creator>
    <meta:creation-date>2013-11-13T15:06:12.19</meta:creation-date>
    <dc:date>2013-11-13T15:26:45.05</dc:date>
    <dc:creator>Tyler Hembrock</dc:creator>
    <meta:editing-duration>PT5M22S</meta:editing-duration>
    <meta:editing-cycles>1</meta:editing-cycles>
    <meta:generator>OpenOffice/4.0.0$Win32 OpenOffice.org_project/400m3$Build-9702</meta:generator>
    <meta:document-statistic meta:table-count="0" meta:image-count="0" meta:object-count="0" meta:page-count="2" meta:paragraph-count="35" meta:word-count="309" meta:character-count="1612"/>
  </office:meta>
</office:document-meta>
</file>